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="thin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5.92666666666667cm" style:use-optimal-column-width="true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8.46666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2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/text:p>
          </table:table-cell>
          <table:table-cell office:value-type="date" office:date-value="2014-11-10T00:00:00" table:style-name="ce2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/text:p>
          </table:table-cell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/text:p>
          </table:table-cell>
          <table:table-cell office:value-type="date" office:date-value="2014-10-27T00:00:00" table:style-name="ce2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2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Team Plan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PM_03</text:p>
          </table:table-cell>
          <table:table-cell office:value-type="string" table:style-name="ce1">
            <text:p>Minut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2">
          <table:table-cell table:number-columns-repeated="9" table:style-name="ce1"/>
          <table:table-cell office:value-type="string" table:style-name="ce3">
            <text:p>Max Atkins</text:p>
          </table:table-cell>
          <table:table-cell office:value-type="string" table:style-name="ce3">
            <text:p>mta2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4">
            <text:p>Alexander Barnes</text:p>
          </table:table-cell>
          <table:table-cell office:value-type="string" table:style-name="ce4">
            <text:p>acb12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3">
            <text:p>Nicholas Dart</text:p>
          </table:table-cell>
          <table:table-cell office:value-type="string" table:style-name="ce3">
            <text:p>nid21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4">
            <text:p>Max Harizanov</text:p>
          </table:table-cell>
          <table:table-cell office:value-type="string" table:style-name="ce4">
            <text:p>msh4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style-name="ce4">
            <text:p>James O'Hare</text:p>
          </table:table-cell>
          <table:table-cell office:value-type="string" table:style-name="ce4">
            <text:p>jao14</text:p>
          </table:table-cell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3">
            <text:p>Michael Pocock</text:p>
          </table:table-cell>
          <table:table-cell office:value-type="string" table:style-name="ce3">
            <text:p>mip3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4">
            <text:p>Sabastian Tuff</text:p>
          </table:table-cell>
          <table:table-cell office:value-type="string" table:style-name="ce4">
            <text:p>set12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2">
          <table:table-cell table:number-columns-repeated="9" table:style-name="ce1"/>
          <table:table-cell office:value-type="string" table:style-name="ce3">
            <text:p>Daniel Wilcock</text:p>
          </table:table-cell>
          <table:table-cell office:value-type="string" table:style-name="ce3">
            <text:p>daw54</text:p>
          </table:table-cell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4">
            <text:p>Andrew Wilmot</text:p>
          </table:table-cell>
          <table:table-cell office:value-type="string" table:style-name="ce4">
            <text:p>anw46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ip3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3 hours</text:p>
          </table:table-cell>
          <table:table-cell office:value-type="string" table:style-name="ce1">
            <text:p>mta2 msh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office:value-type="string" table:style-name="ce1">
            <text:p>3 hour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_02_DS_03_A</text:p>
          </table:table-cell>
          <table:table-cell office:value-type="string" table:style-name="ce1">
            <text:p>Android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id21 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DS_03_W</text:p>
          </table:table-cell>
          <table:table-cell office:value-type="string" table:style-name="ce1">
            <text:p>Web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jao14 daw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3_S</text:p>
          </table:table-cell>
          <table:table-cell office:value-type="string" table:style-name="ce1">
            <text:p>Serv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4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office:value-type="string" table:style-name="ce1">
            <text:p>1 hour</text:p>
          </table:table-cell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_A</text:p>
          </table:table-cell>
          <table:table-cell office:value-type="string" table:style-name="ce1">
            <text:p>Android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W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5_S</text:p>
          </table:table-cell>
          <table:table-cell office:value-type="string" table:style-name="ce1">
            <text:p>Server</text:p>
          </table:table-cell>
          <table:table-cell office:value-type="string" table:style-name="ce1">
            <text:p>1-2 hours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office:value-type="string" table:style-name="ce1">
            <text:p>1 hour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A</text:p>
          </table:table-cell>
          <table:table-cell office:value-type="string" table:style-name="ce1">
            <text:p>Android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W</text:p>
          </table:table-cell>
          <table:table-cell office:value-type="string" table:style-name="ce1">
            <text:p>Web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jao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_02_P1_00_S</text:p>
          </table:table-cell>
          <table:table-cell office:value-type="string" table:style-name="ce1">
            <text:p>Server Prototype</text:p>
          </table:table-cell>
          <table:table-cell office:value-type="string" table:style-name="ce1">
            <text:p>4?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SE_02_IMPL_01</text:p>
          </table:table-cell>
          <table:table-cell office:value-type="string" table:style-name="ce1">
            <text:p>General Android implementsation</text:p>
          </table:table-cell>
          <table:table-cell office:value-type="string" table:style-name="ce1">
            <text:p>60 hours?</text:p>
          </table:table-cell>
          <table:table-cell table:style-name="ce1"/>
          <table:table-cell office:value-type="string" table:style-name="ce1">
            <text:p>nid21 acb1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_02_IMPL_02</text:p>
          </table:table-cell>
          <table:table-cell office:value-type="string" table:style-name="ce1">
            <text:p>Implementation of the Web</text:p>
          </table:table-cell>
          <table:table-cell office:value-type="string" table:style-name="ce1">
            <text:p>60 hours?</text:p>
          </table:table-cell>
          <table:table-cell table:style-name="ce1"/>
          <table:table-cell office:value-type="string" table:style-name="ce1">
            <text:p>jao14 daw54 set12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number-rows-repeated="10485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James O'hare</dc:creator>
    <meta:creation-date>2014-11-04T11:10:39Z</meta:creation-date>
    <dc:date>2015-02-16T12:22:41Z</dc:date>
    <meta:editing-cycles>7</meta:editing-cycles>
    <meta:editing-duration>PT1470S</meta:editing-duration>
  </office:meta>
</office:document-meta>
</file>